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黑體-繁" svg:font-family="黑體-繁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2.53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工作表1" table:style-name="ta1">
        <table:shapes>
          <draw:frame draw:z-index="0" draw:style-name="gr1" draw:text-style-name="P1" svg:width="15.019cm" svg:height="8.497cm" svg:x="3.985cm" svg:y="0.264cm">
            <draw:object draw:notify-on-update-of-ranges="工作表1.A1:工作表1.A300 工作表1.B1:工作表1.B3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541662602">
            <text:p>0.854166260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545039638">
            <text:p>0.65450396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5554665211">
            <text:p>0.555466521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83715978">
            <text:p>0.48371597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126376507">
            <text:p>0.412637650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883237682">
            <text:p>0.388323768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689681806">
            <text:p>0.368968180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561564271">
            <text:p>0.356156427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357298915">
            <text:p>0.33572989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3250467745">
            <text:p>0.32504677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3137632459">
            <text:p>0.313763245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3043012631">
            <text:p>0.30430126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2963415916">
            <text:p>0.296341591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2906650946">
            <text:p>0.290665094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2809458693">
            <text:p>0.28094586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2750322185">
            <text:p>0.275032218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2659565418">
            <text:p>0.26595654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2598785716">
            <text:p>0.259878571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2516861201">
            <text:p>0.25168612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2458793244">
            <text:p>0.245879324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2386181028">
            <text:p>0.238618102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2334683763">
            <text:p>0.233468376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2305137944">
            <text:p>0.230513794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2267418024">
            <text:p>0.2267418024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2232833709">
            <text:p>0.2232833709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2180568912">
            <text:p>0.2180568912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214253572">
            <text:p>0.21425357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2102697446">
            <text:p>0.210269744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2074060989">
            <text:p>0.2074060989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046125327">
            <text:p>0.204612532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2017175297">
            <text:p>0.2017175297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1978574003">
            <text:p>0.197857400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195128484">
            <text:p>0.19512848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1885421211">
            <text:p>0.188542121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1845438608">
            <text:p>0.184543860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1806242713">
            <text:p>0.180624271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1774981543">
            <text:p>0.177498154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1749398759">
            <text:p>0.174939875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1728763812">
            <text:p>0.1728763812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1711991582">
            <text:p>0.171199158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1672674297">
            <text:p>0.1672674297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1642619095">
            <text:p>0.164261909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1602899931">
            <text:p>0.160289993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1578133942">
            <text:p>0.157813394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1543148652">
            <text:p>0.154314865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1515380663">
            <text:p>0.151538066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487323783">
            <text:p>0.148732378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464165724">
            <text:p>0.146416572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443758581">
            <text:p>0.144375858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1414648465">
            <text:p>0.141464846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1394895862">
            <text:p>0.1394895862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373064716">
            <text:p>0.1373064716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354417068">
            <text:p>0.135441706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333946583">
            <text:p>0.133394658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317983045">
            <text:p>0.131798304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1297419922">
            <text:p>0.129741992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1275395374">
            <text:p>0.127539537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1255044221">
            <text:p>0.125504422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1236087588">
            <text:p>0.123608758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1222248942">
            <text:p>0.122224894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1204259946">
            <text:p>0.120425994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.1185644148">
            <text:p>0.118564414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.1155992328">
            <text:p>0.115599232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1136721249">
            <text:p>0.1136721249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.1119867017">
            <text:p>0.111986701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.1096565388">
            <text:p>0.109656538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.1081225829">
            <text:p>0.108122582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.1067704494">
            <text:p>0.106770449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.1051453582">
            <text:p>0.1051453582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1034698875">
            <text:p>0.103469887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.1016186864">
            <text:p>0.101618686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.1001522272">
            <text:p>0.1001522272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.0984570949">
            <text:p>0.0984570949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.0969366701">
            <text:p>0.0969366701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.0948285132">
            <text:p>0.094828513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.093130773">
            <text:p>0.09313077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.0919532595">
            <text:p>0.091953259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.0906772855">
            <text:p>0.090677285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.0890632501">
            <text:p>0.089063250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0879426317">
            <text:p>0.087942631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.0869210823">
            <text:p>0.086921082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.0856597911">
            <text:p>0.085659791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.083916055">
            <text:p>0.08391605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.0827349977">
            <text:p>0.082734997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.0812395786">
            <text:p>0.0812395786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.0803073518">
            <text:p>0.0803073518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.0789910822">
            <text:p>0.078991082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.0778428975">
            <text:p>0.077842897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.0765281436">
            <text:p>0.0765281436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0756198059">
            <text:p>0.075619805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.0745340452">
            <text:p>0.074534045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.0733496187">
            <text:p>0.0733496187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.0724207926">
            <text:p>0.072420792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.0715485268">
            <text:p>0.071548526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.0707660228">
            <text:p>0.070766022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.0697603331">
            <text:p>0.069760333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.0689983583">
            <text:p>0.068998358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.0679050819">
            <text:p>0.067905081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.0669306651">
            <text:p>0.066930665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659617193">
            <text:p>0.065961719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0.0651173583">
            <text:p>0.065117358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0.0641927254">
            <text:p>0.064192725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0.0628799631">
            <text:p>0.062879963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0.0619915903">
            <text:p>0.061991590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0.061256856">
            <text:p>0.06125685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0.0602777014">
            <text:p>0.060277701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0.0594849311">
            <text:p>0.059484931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0.0585538479">
            <text:p>0.0585538479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0.0578202488">
            <text:p>0.057820248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0.0568424103">
            <text:p>0.0568424103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0.0561861324">
            <text:p>0.056186132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0.0556391088">
            <text:p>0.0556391088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0.0549347105">
            <text:p>0.0549347105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0.0542183558">
            <text:p>0.054218355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0.0536221832">
            <text:p>0.053622183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0.0529639676">
            <text:p>0.052963967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0.0524611579">
            <text:p>0.052461157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0.0518084044">
            <text:p>0.0518084044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0.0510979433">
            <text:p>0.051097943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0504178116">
            <text:p>0.0504178116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0.0497229672">
            <text:p>0.049722967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0.0492022221">
            <text:p>0.049202222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0.0486021714">
            <text:p>0.048602171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0.0477456057">
            <text:p>0.047745605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0.0471578026">
            <text:p>0.047157802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0.0466315694">
            <text:p>0.046631569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0.0462352227">
            <text:p>0.046235222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455753126">
            <text:p>0.0455753126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0.0450069689">
            <text:p>0.0450069689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0.0442793873">
            <text:p>0.044279387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0.0435253045">
            <text:p>0.043525304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0.0429182119">
            <text:p>0.0429182119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0.0424790549">
            <text:p>0.042479054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0.042060572">
            <text:p>0.04206057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0.0415199513">
            <text:p>0.041519951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0.0410204766">
            <text:p>0.041020476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0.0403712547">
            <text:p>0.040371254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0.0396994636">
            <text:p>0.039699463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0.0391165153">
            <text:p>0.039116515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038606192">
            <text:p>0.03860619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0.0381669879">
            <text:p>0.038166987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0.0376738661">
            <text:p>0.0376738661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0.0372194743">
            <text:p>0.037219474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0.0368833874">
            <text:p>0.036883387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0.0364462669">
            <text:p>0.0364462669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0.0358984514">
            <text:p>0.035898451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0.0352324603">
            <text:p>0.035232460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0.034698419">
            <text:p>0.03469841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0.0343172663">
            <text:p>0.0343172663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0.0338201304">
            <text:p>0.033820130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0.0333013132">
            <text:p>0.033301313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0.0328934806">
            <text:p>0.032893480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0.0324703295">
            <text:p>0.032470329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0.0321155982">
            <text:p>0.032115598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0.0316186695">
            <text:p>0.0316186695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0.0313038239">
            <text:p>0.0313038239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0.0308444243">
            <text:p>0.030844424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0.0304892208">
            <text:p>0.030489220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0.030100733">
            <text:p>0.030100733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296441685">
            <text:p>0.0296441685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0.0291808502">
            <text:p>0.029180850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0.028851854">
            <text:p>0.02885185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0.0284982224">
            <text:p>0.028498222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0.0281687649">
            <text:p>0.028168764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0.0277143903">
            <text:p>0.027714390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0.0272735043">
            <text:p>0.027273504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0.0269613669">
            <text:p>0.0269613669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0.0266857668">
            <text:p>0.026685766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0.0263234377">
            <text:p>0.026323437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0.0259746545">
            <text:p>0.0259746545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0.0257040438">
            <text:p>0.025704043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0.0254033298">
            <text:p>0.025403329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0.0250967965">
            <text:p>0.0250967965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0.0247851282">
            <text:p>0.0247851282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0.0243939055">
            <text:p>0.024393905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0.024102668">
            <text:p>0.02410266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0.0238250987">
            <text:p>0.0238250987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0.023462016">
            <text:p>0.023462016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0.0231282427">
            <text:p>0.0231282427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228757076">
            <text:p>0.0228757076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0.0226862249">
            <text:p>0.0226862249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0.0224310863">
            <text:p>0.022431086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0.0222368645">
            <text:p>0.0222368645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0.0220308781">
            <text:p>0.022030878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216950386">
            <text:p>0.0216950386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0.021456197">
            <text:p>0.021456197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0.0212749519">
            <text:p>0.021274951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0.0211106967">
            <text:p>0.021110696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0.0207611651">
            <text:p>0.020761165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0205166423">
            <text:p>0.020516642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0.0202534092">
            <text:p>0.020253409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0.020015914">
            <text:p>0.02001591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0.0197229822">
            <text:p>0.019722982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0.0194188436">
            <text:p>0.0194188436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0191821092">
            <text:p>0.019182109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0.0189166035">
            <text:p>0.018916603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0.0187243093">
            <text:p>0.018724309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0.0185421784">
            <text:p>0.018542178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0.0182267317">
            <text:p>0.0182267317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180065109">
            <text:p>0.0180065109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0.0177388266">
            <text:p>0.0177388266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0.0175228745">
            <text:p>0.017522874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0.0172844169">
            <text:p>0.0172844169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0.0170365246">
            <text:p>0.0170365246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0.0168579999">
            <text:p>0.0168579999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0.0166679998">
            <text:p>0.0166679998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0.0164656075">
            <text:p>0.0164656075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0.0163160586">
            <text:p>0.0163160586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0.0161466644">
            <text:p>0.016146664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0.0159059157">
            <text:p>0.015905915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0.0156653482">
            <text:p>0.015665348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0.0155056344">
            <text:p>0.015505634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0.0153176063">
            <text:p>0.015317606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0.015114311">
            <text:p>0.015114311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0.0149056413">
            <text:p>0.014905641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0.0147092222">
            <text:p>0.0147092222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0.0145110108">
            <text:p>0.0145110108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0.0143668503">
            <text:p>0.014366850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0.0141726748">
            <text:p>0.0141726748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0140051116">
            <text:p>0.0140051116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0.0138808113">
            <text:p>0.0138808113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0.0137396008">
            <text:p>0.0137396008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0.0135359162">
            <text:p>0.013535916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0.013348173">
            <text:p>0.013348173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0.0132218533">
            <text:p>0.013221853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0.0130636569">
            <text:p>0.0130636569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0.0128822296">
            <text:p>0.01288222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0.0127127567">
            <text:p>0.012712756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0.0125417659">
            <text:p>0.012541765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0.01237999">
            <text:p>0.0123799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0.0122615337">
            <text:p>0.012261533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0.0120919687">
            <text:p>0.012091968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0.0119503936">
            <text:p>0.011950393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0.0118452219">
            <text:p>0.011845221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0.0117166328">
            <text:p>0.011716632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0.0115418886">
            <text:p>0.011541888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0.0113891381">
            <text:p>0.011389138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0.0112826728">
            <text:p>0.011282672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0.0111480303">
            <text:p>0.011148030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0109978727">
            <text:p>0.010997872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0.0108611749">
            <text:p>0.010861174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0.0107121556">
            <text:p>0.0107121556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0.0105785596">
            <text:p>0.0105785596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0.0104802371">
            <text:p>0.010480237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0.0103306839">
            <text:p>0.0103306839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0.0102096466">
            <text:p>0.010209646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0.010119741">
            <text:p>0.01011974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0.010006889">
            <text:p>0.010006889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0.0098565263">
            <text:p>0.009856526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0.00973029">
            <text:p>0.00973029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0.0096435806">
            <text:p>0.009643580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0.009527828">
            <text:p>0.009527828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0.009403847">
            <text:p>0.00940384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0.00928972">
            <text:p>0.0092897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0.0091608484">
            <text:p>0.009160848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90482776">
            <text:p>0.0090482776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0.0089652456">
            <text:p>0.0089652456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0.008835448">
            <text:p>0.008835448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0.0087314163">
            <text:p>0.008731416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0086541978">
            <text:p>0.008654197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0.0085574342">
            <text:p>0.008557434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0.0084274348">
            <text:p>0.0084274348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0.0083208503">
            <text:p>0.008320850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0.008231365">
            <text:p>0.00823136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0.0081430303">
            <text:p>0.008143030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0.0080300087">
            <text:p>0.0080300087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0.0079376031">
            <text:p>0.007937603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0.0078616402">
            <text:p>0.0078616402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0.0077794766">
            <text:p>0.007779476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0.0076966935">
            <text:p>0.007696693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0.0076297395">
            <text:p>0.0076297395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0.0075358">
            <text:p>0.0075358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0.0074674059">
            <text:p>0.0074674059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0.0074050537">
            <text:p>0.0074050537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0.0073040942">
            <text:p>0.0073040942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0.0072026852">
            <text:p>0.0072026852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0.0071034325">
            <text:p>0.0071034325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0.0070295567">
            <text:p>0.007029556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0.0069671434">
            <text:p>0.006967143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0.0068854317">
            <text:p>0.0068854317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0.0067900203">
            <text:p>0.006790020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0.0067080323">
            <text:p>0.0067080323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0.0066375711">
            <text:p>0.006637571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0.0065844164">
            <text:p>0.006584416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0.0065019373">
            <text:p>0.006501937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0.0063859183">
            <text:p>0.0063859183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0.0062914488">
            <text:p>0.006291448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0.0061992269">
            <text:p>0.0061992269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0.0061329771">
            <text:p>0.006132977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0.0060531681">
            <text:p>0.0060531681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0.0059920328">
            <text:p>0.005992032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0.0059212497">
            <text:p>0.0059212497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0.0058651794">
            <text:p>0.0058651794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0.0057877146">
            <text:p>0.0057877146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0.0057288894">
            <text:p>0.005728889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0.0056412789">
            <text:p>0.0056412789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0.0055782744">
            <text:p>0.005578274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0.0055284887">
            <text:p>0.005528488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0.0054651241">
            <text:p>0.00546512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黑體-繁" svg:font-family="黑體-繁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TW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LiSong Pro'" style:font-family-generic-asian="system" style:font-pitch-asian="variabl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黑體-繁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5T20:26:25</dc:date>
    <meta:document-statistic meta:table-count="1" meta:cell-count="600" meta:object-count="1"/>
    <meta:generator>LibreOffice/4.0.5.2$MacOSX_x86 LibreOffice_project/5464147a081647a250913f19c0715bca595af2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tar" chart:symbol-width="0.2cm" chart:symbol-height="0.2cm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02cm" svg:height="8.498cm" xlink:href=".." xlink:type="simple" chart:class="chart:line" chart:style-name="ch1">
        <chart:plot-area chart:style-name="ch2" table:cell-range-address="工作表1.A1:工作表1.B300" chart:data-source-has-labels="column" svg:x="0.75cm" svg:y="0.811cm" svg:width="13.67cm" svg:height="7.098cm">
          <chartooo:coordinate-region svg:x="1.497cm" svg:y="1.011cm" svg:width="12.923cm" svg:height="6.251cm"/>
          <chart:axis chart:dimension="x" chart:name="primary-x" chart:style-name="ch3" chartooo:axis-type="date">
            <chartooo:date-scale/>
            <chart:categories table:cell-range-address="工作表1.A1:工作表1.A30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工作表1.B1:工作表1.B300" chart:class="chart:line">
            <chart:data-point chart:repeated="3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工作表1.A1:工作表1.A300</svg:desc>
                </draw:g>
              </table:table-cell>
              <table:table-cell office:value-type="float" office:value="1">
                <text:p>1</text:p>
                <draw:g>
                  <svg:desc>工作表1.B1:工作表1.B300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8541662602">
                <text:p>0.854166260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545039638">
                <text:p>0.654503963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554665211">
                <text:p>0.555466521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83715978">
                <text:p>0.48371597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126376507">
                <text:p>0.412637650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3883237682">
                <text:p>0.388323768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3689681806">
                <text:p>0.36896818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561564271">
                <text:p>0.3561564271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3357298915">
                <text:p>0.33572989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250467745">
                <text:p>0.325046774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3137632459">
                <text:p>0.313763245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3043012631">
                <text:p>0.304301263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2963415916">
                <text:p>0.296341591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2906650946">
                <text:p>0.290665094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2809458693">
                <text:p>0.280945869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750322185">
                <text:p>0.275032218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659565418">
                <text:p>0.265956541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2598785716">
                <text:p>0.259878571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2516861201">
                <text:p>0.25168612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458793244">
                <text:p>0.245879324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2386181028">
                <text:p>0.238618102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2334683763">
                <text:p>0.233468376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2305137944">
                <text:p>0.2305137944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2267418024">
                <text:p>0.226741802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2232833709">
                <text:p>0.2232833709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2180568912">
                <text:p>0.218056891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214253572">
                <text:p>0.214253572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2102697446">
                <text:p>0.210269744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2074060989">
                <text:p>0.20740609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2046125327">
                <text:p>0.204612532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2017175297">
                <text:p>0.201717529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1978574003">
                <text:p>0.197857400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195128484">
                <text:p>0.19512848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1885421211">
                <text:p>0.188542121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1845438608">
                <text:p>0.1845438608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1806242713">
                <text:p>0.180624271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.1774981543">
                <text:p>0.1774981543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1749398759">
                <text:p>0.174939875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1728763812">
                <text:p>0.172876381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711991582">
                <text:p>0.1711991582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0.1672674297">
                <text:p>0.1672674297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1642619095">
                <text:p>0.1642619095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1602899931">
                <text:p>0.160289993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0.1578133942">
                <text:p>0.157813394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1543148652">
                <text:p>0.154314865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1515380663">
                <text:p>0.151538066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1487323783">
                <text:p>0.148732378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464165724">
                <text:p>0.1464165724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1443758581">
                <text:p>0.14437585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414648465">
                <text:p>0.141464846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1394895862">
                <text:p>0.1394895862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1373064716">
                <text:p>0.1373064716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1354417068">
                <text:p>0.1354417068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0.1333946583">
                <text:p>0.1333946583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0.1317983045">
                <text:p>0.1317983045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1297419922">
                <text:p>0.129741992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1275395374">
                <text:p>0.127539537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1255044221">
                <text:p>0.125504422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1236087588">
                <text:p>0.12360875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222248942">
                <text:p>0.1222248942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1204259946">
                <text:p>0.1204259946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1185644148">
                <text:p>0.1185644148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1155992328">
                <text:p>0.115599232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136721249">
                <text:p>0.1136721249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1119867017">
                <text:p>0.111986701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1096565388">
                <text:p>0.1096565388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1081225829">
                <text:p>0.1081225829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0.1067704494">
                <text:p>0.106770449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1051453582">
                <text:p>0.1051453582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034698875">
                <text:p>0.1034698875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0.1016186864">
                <text:p>0.1016186864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1001522272">
                <text:p>0.100152227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0984570949">
                <text:p>0.0984570949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969366701">
                <text:p>0.096936670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948285132">
                <text:p>0.0948285132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0.093130773">
                <text:p>0.093130773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0919532595">
                <text:p>0.0919532595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0906772855">
                <text:p>0.0906772855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890632501">
                <text:p>0.08906325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879426317">
                <text:p>0.0879426317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0.0869210823">
                <text:p>0.0869210823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856597911">
                <text:p>0.085659791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083916055">
                <text:p>0.083916055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0827349977">
                <text:p>0.082734997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812395786">
                <text:p>0.0812395786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0.0803073518">
                <text:p>0.0803073518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0789910822">
                <text:p>0.0789910822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0.0778428975">
                <text:p>0.0778428975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0765281436">
                <text:p>0.076528143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756198059">
                <text:p>0.075619805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745340452">
                <text:p>0.074534045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0.0733496187">
                <text:p>0.073349618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0.0724207926">
                <text:p>0.0724207926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0715485268">
                <text:p>0.0715485268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0707660228">
                <text:p>0.0707660228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697603331">
                <text:p>0.069760333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0.0689983583">
                <text:p>0.0689983583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0.0679050819">
                <text:p>0.0679050819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0.0669306651">
                <text:p>0.066930665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59617193">
                <text:p>0.065961719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0.0651173583">
                <text:p>0.0651173583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0.0641927254">
                <text:p>0.064192725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0.0628799631">
                <text:p>0.0628799631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0.0619915903">
                <text:p>0.0619915903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0.061256856">
                <text:p>0.061256856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0.0602777014">
                <text:p>0.060277701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0.0594849311">
                <text:p>0.0594849311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0.0585538479">
                <text:p>0.0585538479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0.0578202488">
                <text:p>0.057820248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568424103">
                <text:p>0.056842410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0.0561861324">
                <text:p>0.0561861324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0.0556391088">
                <text:p>0.0556391088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0.0549347105">
                <text:p>0.0549347105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0.0542183558">
                <text:p>0.054218355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0.0536221832">
                <text:p>0.053622183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0.0529639676">
                <text:p>0.0529639676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0.0524611579">
                <text:p>0.0524611579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0.0518084044">
                <text:p>0.0518084044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0.0510979433">
                <text:p>0.051097943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504178116">
                <text:p>0.0504178116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0.0497229672">
                <text:p>0.049722967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0.0492022221">
                <text:p>0.0492022221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0.0486021714">
                <text:p>0.048602171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0.0477456057">
                <text:p>0.0477456057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0471578026">
                <text:p>0.0471578026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0.0466315694">
                <text:p>0.0466315694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0.0462352227">
                <text:p>0.046235222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455753126">
                <text:p>0.0455753126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0450069689">
                <text:p>0.045006968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442793873">
                <text:p>0.0442793873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0.0435253045">
                <text:p>0.0435253045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0.0429182119">
                <text:p>0.0429182119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0.0424790549">
                <text:p>0.042479054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0.042060572">
                <text:p>0.042060572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0.0415199513">
                <text:p>0.0415199513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0.0410204766">
                <text:p>0.041020476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0.0403712547">
                <text:p>0.040371254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0.0396994636">
                <text:p>0.0396994636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0.0391165153">
                <text:p>0.039116515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38606192">
                <text:p>0.038606192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0.0381669879">
                <text:p>0.038166987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0.0376738661">
                <text:p>0.0376738661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0.0372194743">
                <text:p>0.0372194743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0.0368833874">
                <text:p>0.0368833874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0.0364462669">
                <text:p>0.0364462669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0.0358984514">
                <text:p>0.0358984514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0.0352324603">
                <text:p>0.0352324603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0.034698419">
                <text:p>0.034698419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0.0343172663">
                <text:p>0.034317266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338201304">
                <text:p>0.0338201304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0.0333013132">
                <text:p>0.033301313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0.0328934806">
                <text:p>0.0328934806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0.0324703295">
                <text:p>0.0324703295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0.0321155982">
                <text:p>0.0321155982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0.0316186695">
                <text:p>0.0316186695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0.0313038239">
                <text:p>0.0313038239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0.0308444243">
                <text:p>0.030844424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0.0304892208">
                <text:p>0.0304892208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0.030100733">
                <text:p>0.0301007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296441685">
                <text:p>0.0296441685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0.0291808502">
                <text:p>0.0291808502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0.028851854">
                <text:p>0.02885185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0.0284982224">
                <text:p>0.0284982224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0.0281687649">
                <text:p>0.0281687649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0.0277143903">
                <text:p>0.0277143903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0.0272735043">
                <text:p>0.0272735043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0.0269613669">
                <text:p>0.0269613669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0.0266857668">
                <text:p>0.0266857668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0.0263234377">
                <text:p>0.026323437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259746545">
                <text:p>0.0259746545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0.0257040438">
                <text:p>0.025704043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0.0254033298">
                <text:p>0.0254033298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0.0250967965">
                <text:p>0.0250967965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0.0247851282">
                <text:p>0.0247851282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0243939055">
                <text:p>0.0243939055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0.024102668">
                <text:p>0.024102668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0.0238250987">
                <text:p>0.0238250987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0.023462016">
                <text:p>0.023462016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0.0231282427">
                <text:p>0.023128242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228757076">
                <text:p>0.0228757076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0.0226862249">
                <text:p>0.0226862249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0.0224310863">
                <text:p>0.0224310863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0.0222368645">
                <text:p>0.0222368645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0.0220308781">
                <text:p>0.0220308781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0.0216950386">
                <text:p>0.0216950386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0.021456197">
                <text:p>0.021456197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0.0212749519">
                <text:p>0.0212749519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0.0211106967">
                <text:p>0.0211106967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0.0207611651">
                <text:p>0.020761165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205166423">
                <text:p>0.0205166423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0.0202534092">
                <text:p>0.020253409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0.020015914">
                <text:p>0.020015914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0.0197229822">
                <text:p>0.0197229822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0.0194188436">
                <text:p>0.0194188436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0.0191821092">
                <text:p>0.0191821092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0.0189166035">
                <text:p>0.0189166035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0.0187243093">
                <text:p>0.018724309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0.0185421784">
                <text:p>0.018542178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0.0182267317">
                <text:p>0.018226731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180065109">
                <text:p>0.0180065109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0.0177388266">
                <text:p>0.0177388266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0.0175228745">
                <text:p>0.0175228745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0.0172844169">
                <text:p>0.0172844169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0.0170365246">
                <text:p>0.017036524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0.0168579999">
                <text:p>0.0168579999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0.0166679998">
                <text:p>0.0166679998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0.0164656075">
                <text:p>0.0164656075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0.0163160586">
                <text:p>0.0163160586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0.0161466644">
                <text:p>0.016146664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159059157">
                <text:p>0.0159059157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0.0156653482">
                <text:p>0.015665348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0.0155056344">
                <text:p>0.0155056344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0.0153176063">
                <text:p>0.0153176063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0.015114311">
                <text:p>0.015114311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0.0149056413">
                <text:p>0.014905641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0.0147092222">
                <text:p>0.0147092222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0.0145110108">
                <text:p>0.0145110108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0.0143668503">
                <text:p>0.0143668503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0.0141726748">
                <text:p>0.014172674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140051116">
                <text:p>0.0140051116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0.0138808113">
                <text:p>0.0138808113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0.0137396008">
                <text:p>0.0137396008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0.0135359162">
                <text:p>0.013535916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0.013348173">
                <text:p>0.013348173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0.0132218533">
                <text:p>0.0132218533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0.0130636569">
                <text:p>0.0130636569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0.0128822296">
                <text:p>0.0128822296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0.0127127567">
                <text:p>0.012712756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0.0125417659">
                <text:p>0.012541765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1237999">
                <text:p>0.01237999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0.0122615337">
                <text:p>0.0122615337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0.0120919687">
                <text:p>0.0120919687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0.0119503936">
                <text:p>0.0119503936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0.0118452219">
                <text:p>0.0118452219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0.0117166328">
                <text:p>0.0117166328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0.0115418886">
                <text:p>0.0115418886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0.0113891381">
                <text:p>0.0113891381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0.0112826728">
                <text:p>0.0112826728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0.0111480303">
                <text:p>0.011148030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109978727">
                <text:p>0.0109978727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0.0108611749">
                <text:p>0.0108611749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0.0107121556">
                <text:p>0.0107121556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0.0105785596">
                <text:p>0.0105785596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0.0104802371">
                <text:p>0.0104802371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0.0103306839">
                <text:p>0.0103306839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0.0102096466">
                <text:p>0.0102096466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0.010119741">
                <text:p>0.010119741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0.010006889">
                <text:p>0.01000688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0.0098565263">
                <text:p>0.009856526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0973029">
                <text:p>0.00973029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0.0096435806">
                <text:p>0.0096435806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0.009527828">
                <text:p>0.00952782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0.009403847">
                <text:p>0.009403847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0.00928972">
                <text:p>0.0092897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0.0091608484">
                <text:p>0.00916084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90482776">
                <text:p>0.0090482776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.0089652456">
                <text:p>0.0089652456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0.008835448">
                <text:p>0.008835448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0.0087314163">
                <text:p>0.008731416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086541978">
                <text:p>0.008654197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0.0085574342">
                <text:p>0.0085574342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0.0084274348">
                <text:p>0.0084274348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0.0083208503">
                <text:p>0.008320850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0.008231365">
                <text:p>0.008231365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0.0081430303">
                <text:p>0.0081430303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0.0080300087">
                <text:p>0.0080300087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0.0079376031">
                <text:p>0.0079376031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0.0078616402">
                <text:p>0.0078616402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0.0077794766">
                <text:p>0.007779476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076966935">
                <text:p>0.0076966935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0.0076297395">
                <text:p>0.0076297395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0.0075358">
                <text:p>0.0075358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0.0074674059">
                <text:p>0.0074674059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0.0074050537">
                <text:p>0.0074050537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0.0073040942">
                <text:p>0.0073040942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0.0072026852">
                <text:p>0.0072026852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0.0071034325">
                <text:p>0.0071034325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0.0070295567">
                <text:p>0.0070295567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0.0069671434">
                <text:p>0.0069671434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068854317">
                <text:p>0.0068854317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0.0067900203">
                <text:p>0.0067900203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0.0067080323">
                <text:p>0.0067080323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0.0066375711">
                <text:p>0.0066375711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0.0065844164">
                <text:p>0.0065844164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0.0065019373">
                <text:p>0.0065019373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0.0063859183">
                <text:p>0.0063859183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0.0062914488">
                <text:p>0.006291448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0.0061992269">
                <text:p>0.0061992269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0.0061329771">
                <text:p>0.006132977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060531681">
                <text:p>0.0060531681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0.0059920328">
                <text:p>0.0059920328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0.0059212497">
                <text:p>0.0059212497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0.0058651794">
                <text:p>0.0058651794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0.0057877146">
                <text:p>0.0057877146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0.0057288894">
                <text:p>0.005728889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0.0056412789">
                <text:p>0.0056412789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0.0055782744">
                <text:p>0.0055782744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0.0055284887">
                <text:p>0.0055284887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0.0054651241">
                <text:p>0.00546512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